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63a0" officeooo:paragraph-rsid="000563a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66fb1" officeooo:paragraph-rsid="00066fb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761db" officeooo:paragraph-rsid="000761d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8b470" officeooo:paragraph-rsid="0008b47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a0383" officeooo:paragraph-rsid="000a0383" style:font-weight-asian="normal" style:font-weight-complex="normal"/>
    </style:style>
    <style:style style:name="T1" style:family="text">
      <style:text-properties officeooo:rsid="000a7644"/>
    </style:style>
    <style:style style:name="T2" style:family="text">
      <style:text-properties officeooo:rsid="000b3d12"/>
    </style:style>
    <style:style style:name="T3" style:family="text">
      <style:text-properties officeooo:rsid="000f0166"/>
    </style:style>
    <style:style style:name="T4" style:family="text">
      <style:text-properties officeooo:rsid="00140b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sk</text:p>
      <text:p text:style-name="P2">The probability of an occurrence of an unwanted event or outcome.</text:p>
      <text:p text:style-name="P2"/>
      <text:p text:style-name="P3">The perception of risk may differ between situations, or the people who are perceiving the risk.</text:p>
      <text:p text:style-name="P3"/>
      <text:p text:style-name="P4">People may underestimate or overestimate risk if they lack information about it, <text:span text:style-name="T3">from reading sensationalised news</text:span>, based on how rare it is, <text:span text:style-name="T4">or how far in the future the effects are felt, e.g. smoking gives effects in 10s of years, being in a car accident is instant.</text:span></text:p>
      <text:p text:style-name="P4"/>
      <text:p text:style-name="P4"/>
      <text:p text:style-name="P5">Risk is calculated as a percentage of cases out of a population, <text:span text:style-name="T1">and can be displayed in various ways to make the rate seem higher or lower, E.G. 1 in 1000 sounds worse than </text:span><text:span text:style-name="T2">0.1% of peop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1-10T14:14:53.364168155</dc:date>
    <meta:editing-duration>PT1H7M3S</meta:editing-duration>
    <meta:editing-cycles>11</meta:editing-cycles>
    <meta:document-statistic meta:table-count="0" meta:image-count="0" meta:object-count="0" meta:page-count="1" meta:paragraph-count="5" meta:word-count="112" meta:character-count="621" meta:non-whitespace-character-count="514"/>
  </office:meta>
</office:document-meta>
</file>